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0.029855966568" calcext:value-type="float">
            <text:p>0,0298559666</text:p>
          </table:table-cell>
          <table:table-cell table:formula="of:=[.C1]-[.$C$51]" office:value-type="float" office:value="-0.041640305519092" calcext:value-type="float">
            <text:p>-0,04164030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60459804535" calcext:value-type="float">
            <text:p>0,0860459805</text:p>
          </table:table-cell>
          <table:table-cell table:formula="of:=[.C2]-[.$C$51]" office:value-type="float" office:value="0.014549708366408" calcext:value-type="float">
            <text:p>0,01454970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77309513092" calcext:value-type="float">
            <text:p>0,0177309513</text:p>
          </table:table-cell>
          <table:table-cell table:formula="of:=[.C3]-[.$C$51]" office:value-type="float" office:value="-0.053765320777892" calcext:value-type="float">
            <text:p>-0,05376532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50730323792" calcext:value-type="float">
            <text:p>0,0450730324</text:p>
          </table:table-cell>
          <table:table-cell table:formula="of:=[.C4]-[.$C$51]" office:value-type="float" office:value="-0.026423239707892" calcext:value-type="float">
            <text:p>-0,02642323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16542100906" calcext:value-type="float">
            <text:p>0,1165421009</text:p>
          </table:table-cell>
          <table:table-cell table:formula="of:=[.C5]-[.$C$51]" office:value-type="float" office:value="0.045045828818908" calcext:value-type="float">
            <text:p>0,04504582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20629882812" calcext:value-type="float">
            <text:p>0,0520629883</text:p>
          </table:table-cell>
          <table:table-cell table:formula="of:=[.C6]-[.$C$51]" office:value-type="float" office:value="-0.019433283805892" calcext:value-type="float">
            <text:p>-0,01943328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10421085358" calcext:value-type="float">
            <text:p>0,0210421085</text:p>
          </table:table-cell>
          <table:table-cell table:formula="of:=[.C7]-[.$C$51]" office:value-type="float" office:value="-0.050454163551292" calcext:value-type="float">
            <text:p>-0,05045416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4750976562" calcext:value-type="float">
            <text:p>0,0244750977</text:p>
          </table:table-cell>
          <table:table-cell table:formula="of:=[.C8]-[.$C$51]" office:value-type="float" office:value="-0.047021174430892" calcext:value-type="float">
            <text:p>-0,04702117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3261899948" calcext:value-type="float">
            <text:p>0,1532618999</text:p>
          </table:table-cell>
          <table:table-cell table:formula="of:=[.C9]-[.$C$51]" office:value-type="float" office:value="0.081765627860908" calcext:value-type="float">
            <text:p>0,08176562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30231189728" calcext:value-type="float">
            <text:p>0,033023119</text:p>
          </table:table-cell>
          <table:table-cell table:formula="of:=[.C10]-[.$C$51]" office:value-type="float" office:value="-0.038473153114292" calcext:value-type="float">
            <text:p>-0,03847315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89559459686" calcext:value-type="float">
            <text:p>0,018955946</text:p>
          </table:table-cell>
          <table:table-cell table:formula="of:=[.C11]-[.$C$51]" office:value-type="float" office:value="-0.052540326118492" calcext:value-type="float">
            <text:p>-0,05254032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11469841003" calcext:value-type="float">
            <text:p>0,0511469841</text:p>
          </table:table-cell>
          <table:table-cell table:formula="of:=[.C12]-[.$C$51]" office:value-type="float" office:value="-0.020349287986792" calcext:value-type="float">
            <text:p>-0,0203492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53949069977" calcext:value-type="float">
            <text:p>0,035394907</text:p>
          </table:table-cell>
          <table:table-cell table:formula="of:=[.C13]-[.$C$51]" office:value-type="float" office:value="-0.036101365089392" calcext:value-type="float">
            <text:p>-0,03610136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624707222" calcext:value-type="float">
            <text:p>0,4762470722</text:p>
          </table:table-cell>
          <table:table-cell table:formula="of:=[.C14]-[.$C$51]" office:value-type="float" office:value="0.404750800132908" calcext:value-type="float">
            <text:p>0,4047508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93891334534" calcext:value-type="float">
            <text:p>0,0393891335</text:p>
          </table:table-cell>
          <table:table-cell table:formula="of:=[.C15]-[.$C$51]" office:value-type="float" office:value="-0.032107138633692" calcext:value-type="float">
            <text:p>-0,03210713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11898803711" calcext:value-type="float">
            <text:p>0,0711898804</text:p>
          </table:table-cell>
          <table:table-cell table:formula="of:=[.C16]-[.$C$51]" office:value-type="float" office:value="-0.000306391715991977" calcext:value-type="float">
            <text:p>-0,00030639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32789516449" calcext:value-type="float">
            <text:p>0,0232789516</text:p>
          </table:table-cell>
          <table:table-cell table:formula="of:=[.C17]-[.$C$51]" office:value-type="float" office:value="-0.048217320442192" calcext:value-type="float">
            <text:p>-0,04821732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26330471039" calcext:value-type="float">
            <text:p>0,0526330471</text:p>
          </table:table-cell>
          <table:table-cell table:formula="of:=[.C18]-[.$C$51]" office:value-type="float" office:value="-0.018863224983192" calcext:value-type="float">
            <text:p>-0,0188632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51488018036" calcext:value-type="float">
            <text:p>0,0951488018</text:p>
          </table:table-cell>
          <table:table-cell table:formula="of:=[.C19]-[.$C$51]" office:value-type="float" office:value="0.023652529716508" calcext:value-type="float">
            <text:p>0,02365252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41009902954" calcext:value-type="float">
            <text:p>0,0541009903</text:p>
          </table:table-cell>
          <table:table-cell table:formula="of:=[.C20]-[.$C$51]" office:value-type="float" office:value="-0.017395281791692" calcext:value-type="float">
            <text:p>-0,01739528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3129730225" calcext:value-type="float">
            <text:p>0,024312973</text:p>
          </table:table-cell>
          <table:table-cell table:formula="of:=[.C21]-[.$C$51]" office:value-type="float" office:value="-0.047183299064592" calcext:value-type="float">
            <text:p>-0,04718329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33571338654" calcext:value-type="float">
            <text:p>0,0433571339</text:p>
          </table:table-cell>
          <table:table-cell table:formula="of:=[.C22]-[.$C$51]" office:value-type="float" office:value="-0.028139138221692" calcext:value-type="float">
            <text:p>-0,02813913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80730724335" calcext:value-type="float">
            <text:p>0,0280730724</text:p>
          </table:table-cell>
          <table:table-cell table:formula="of:=[.C23]-[.$C$51]" office:value-type="float" office:value="-0.043423199653592" calcext:value-type="float">
            <text:p>-0,04342319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46565914154" calcext:value-type="float">
            <text:p>0,1465659142</text:p>
          </table:table-cell>
          <table:table-cell table:formula="of:=[.C24]-[.$C$51]" office:value-type="float" office:value="0.075069642066908" calcext:value-type="float">
            <text:p>0,07506964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56380939484" calcext:value-type="float">
            <text:p>0,0356380939</text:p>
          </table:table-cell>
          <table:table-cell table:formula="of:=[.C25]-[.$C$51]" office:value-type="float" office:value="-0.035858178138692" calcext:value-type="float">
            <text:p>-0,03585817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2009038925" calcext:value-type="float">
            <text:p>0,1220090389</text:p>
          </table:table-cell>
          <table:table-cell table:formula="of:=[.C26]-[.$C$51]" office:value-type="float" office:value="0.050512766837908" calcext:value-type="float">
            <text:p>0,05051276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10299301147" calcext:value-type="float">
            <text:p>0,0410299301</text:p>
          </table:table-cell>
          <table:table-cell table:formula="of:=[.C27]-[.$C$51]" office:value-type="float" office:value="-0.030466341972392" calcext:value-type="float">
            <text:p>-0,0304663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1952056885" calcext:value-type="float">
            <text:p>0,1219520569</text:p>
          </table:table-cell>
          <table:table-cell table:formula="of:=[.C28]-[.$C$51]" office:value-type="float" office:value="0.050455784797908" calcext:value-type="float">
            <text:p>0,0504557848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float" office:value="0.0291171073914" calcext:value-type="float">
            <text:p>0,0291171074</text:p>
          </table:table-cell>
          <table:table-cell table:formula="of:=[.C29]-[.$C$51]" office:value-type="float" office:value="-0.042379164695692" calcext:value-type="float">
            <text:p>-0,04237916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76861095428" calcext:value-type="float">
            <text:p>0,0376861095</text:p>
          </table:table-cell>
          <table:table-cell table:formula="of:=[.C30]-[.$C$51]" office:value-type="float" office:value="-0.033810162544292" calcext:value-type="float">
            <text:p>-0,03381016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98631286621" calcext:value-type="float">
            <text:p>0,0198631287</text:p>
          </table:table-cell>
          <table:table-cell table:formula="of:=[.C31]-[.$C$51]" office:value-type="float" office:value="-0.051633143424992" calcext:value-type="float">
            <text:p>-0,05163314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30438423157" calcext:value-type="float">
            <text:p>0,0530438423</text:p>
          </table:table-cell>
          <table:table-cell table:formula="of:=[.C32]-[.$C$51]" office:value-type="float" office:value="-0.018452429771392" calcext:value-type="float">
            <text:p>-0,01845242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7190818787" calcext:value-type="float">
            <text:p>0,0137190819</text:p>
          </table:table-cell>
          <table:table-cell table:formula="of:=[.C33]-[.$C$51]" office:value-type="float" office:value="-0.057777190208392" calcext:value-type="float">
            <text:p>-0,05777719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00919532776" calcext:value-type="float">
            <text:p>0,0800919533</text:p>
          </table:table-cell>
          <table:table-cell table:formula="of:=[.C34]-[.$C$51]" office:value-type="float" office:value="0.00859568119050802" calcext:value-type="float">
            <text:p>0,00859568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2249965668" calcext:value-type="float">
            <text:p>0,0242249966</text:p>
          </table:table-cell>
          <table:table-cell table:formula="of:=[.C35]-[.$C$51]" office:value-type="float" office:value="-0.047271275520292" calcext:value-type="float">
            <text:p>-0,04727127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2991447449" calcext:value-type="float">
            <text:p>0,0242991447</text:p>
          </table:table-cell>
          <table:table-cell table:formula="of:=[.C36]-[.$C$51]" office:value-type="float" office:value="-0.047197127342192" calcext:value-type="float">
            <text:p>-0,04719712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27839565277" calcext:value-type="float">
            <text:p>0,0627839565</text:p>
          </table:table-cell>
          <table:table-cell table:formula="of:=[.C37]-[.$C$51]" office:value-type="float" office:value="-0.00871231555939199" calcext:value-type="float">
            <text:p>-0,00871231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72381305695" calcext:value-type="float">
            <text:p>0,0272381306</text:p>
          </table:table-cell>
          <table:table-cell table:formula="of:=[.C38]-[.$C$51]" office:value-type="float" office:value="-0.044258141517592" calcext:value-type="float">
            <text:p>-0,04425814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41310310364" calcext:value-type="float">
            <text:p>0,054131031</text:p>
          </table:table-cell>
          <table:table-cell table:formula="of:=[.C39]-[.$C$51]" office:value-type="float" office:value="-0.017365241050692" calcext:value-type="float">
            <text:p>-0,01736524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01171159744" calcext:value-type="float">
            <text:p>0,2011711597</text:p>
          </table:table-cell>
          <table:table-cell table:formula="of:=[.C40]-[.$C$51]" office:value-type="float" office:value="0.129674887656908" calcext:value-type="float">
            <text:p>0,12967488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4140510559" calcext:value-type="float">
            <text:p>0,0114140511</text:p>
          </table:table-cell>
          <table:table-cell table:formula="of:=[.C41]-[.$C$51]" office:value-type="float" office:value="-0.060082221031192" calcext:value-type="float">
            <text:p>-0,0600822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88591194153" calcext:value-type="float">
            <text:p>0,0488591194</text:p>
          </table:table-cell>
          <table:table-cell table:formula="of:=[.C42]-[.$C$51]" office:value-type="float" office:value="-0.022637152671792" calcext:value-type="float">
            <text:p>-0,02263715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12259101868" calcext:value-type="float">
            <text:p>0,0412259102</text:p>
          </table:table-cell>
          <table:table-cell table:formula="of:=[.C43]-[.$C$51]" office:value-type="float" office:value="-0.030270361900292" calcext:value-type="float">
            <text:p>-0,03027036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93910503387" calcext:value-type="float">
            <text:p>0,0293910503</text:p>
          </table:table-cell>
          <table:table-cell table:formula="of:=[.C44]-[.$C$51]" office:value-type="float" office:value="-0.042105221748392" calcext:value-type="float">
            <text:p>-0,04210522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2928943634" calcext:value-type="float">
            <text:p>0,0329289436</text:p>
          </table:table-cell>
          <table:table-cell table:formula="of:=[.C45]-[.$C$51]" office:value-type="float" office:value="-0.038567328453092" calcext:value-type="float">
            <text:p>-0,03856732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47475004196" calcext:value-type="float">
            <text:p>0,1474750042</text:p>
          </table:table-cell>
          <table:table-cell table:formula="of:=[.C46]-[.$C$51]" office:value-type="float" office:value="0.075978732108908" calcext:value-type="float">
            <text:p>0,07597873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85320186615" calcext:value-type="float">
            <text:p>0,0385320187</text:p>
          </table:table-cell>
          <table:table-cell table:formula="of:=[.C47]-[.$C$51]" office:value-type="float" office:value="-0.032964253425592" calcext:value-type="float">
            <text:p>-0,032964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4917984009" calcext:value-type="float">
            <text:p>0,124917984</text:p>
          </table:table-cell>
          <table:table-cell table:formula="of:=[.C48]-[.$C$51]" office:value-type="float" office:value="0.053421711921908" calcext:value-type="float">
            <text:p>0,05342171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07788562775" calcext:value-type="float">
            <text:p>0,0607788563</text:p>
          </table:table-cell>
          <table:table-cell table:formula="of:=[.C49]-[.$C$51]" office:value-type="float" office:value="-0.010717415809592" calcext:value-type="float">
            <text:p>-0,01071741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52383852005" calcext:value-type="float">
            <text:p>0,352383852</text:p>
          </table:table-cell>
          <table:table-cell table:formula="of:=[.C50]-[.$C$51]" office:value-type="float" office:value="0.280887579917908" calcext:value-type="float">
            <text:p>0,2808875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1:.C50])" office:value-type="float" office:value="0.071496272087092" calcext:value-type="float">
            <text:p>0,07149627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9:32:10.934492236</meta:creation-date>
    <dc:date>2019-04-15T10:12:26.743406679</dc:date>
    <meta:editing-duration>PT8M54S</meta:editing-duration>
    <meta:editing-cycles>2</meta:editing-cycles>
    <meta:generator>LibreOffice/5.1.6.2$Linux_X86_64 LibreOffice_project/10m0$Build-2</meta:generator>
    <meta:document-statistic meta:table-count="1" meta:cell-count="102" meta:object-count="0"/>
  </office:meta>
</office:document-meta>
</file>